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text-properties style:font-name="Times New Roman" fo:font-size="10pt" officeooo:paragraph-rsid="000b40f1" style:font-size-asian="10pt" style:font-size-complex="10pt"/>
    </style:style>
    <style:style style:name="P6" style:family="paragraph" style:parent-style-name="Standard">
      <style:text-properties style:font-name="Times New Roman" fo:font-size="10pt" officeooo:paragraph-rsid="000c5238" style:font-size-asian="10pt" style:font-size-complex="10pt"/>
    </style:style>
    <style:style style:name="P7" style:family="paragraph" style:parent-style-name="Standard">
      <style:text-properties style:font-name="Times New Roman" fo:font-size="10pt" fo:language="en" fo:country="US" style:font-size-asian="10pt" style:font-size-complex="10pt"/>
    </style:style>
    <style:style style:name="P8" style:family="paragraph" style:parent-style-name="Standard">
      <style:text-properties style:font-name="Times New Roman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Times New Roman" fo:font-size="10pt" fo:language="en" fo:country="US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text-properties style:font-name="Times New Roman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style:font-name="Times New Roman" fo:font-size="10pt" fo:font-style="normal" fo:font-weight="normal" officeooo:paragraph-rsid="000c5238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8" style:family="paragraph" style:parent-style-name="Standard">
      <style:text-properties style:font-name="Times New Roman" fo:font-size="10pt" fo:language="ru" fo:country="RU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Times New Roman" fo:font-size="8pt" style:font-size-asian="8pt" style:font-size-complex="8pt"/>
    </style:style>
    <style:style style:name="P21" style:family="paragraph" style:parent-style-name="Standard">
      <style:text-properties style:font-name="Courier" fo:font-size="8pt" style:font-size-asian="8pt" style:font-size-complex="8pt"/>
    </style:style>
    <style:style style:name="P22" style:family="paragraph" style:parent-style-name="Standard">
      <style:text-properties style:font-name="Courier" fo:font-size="8pt" fo:language="ru" fo:country="RU" style:font-size-asian="8pt" style:font-size-complex="8pt"/>
    </style:style>
    <style:style style:name="P23" style:family="paragraph" style:parent-style-name="Standard">
      <style:text-properties fo:color="#ff6600" style:font-name="Times New Roman" fo:font-size="10pt" style:font-size-asian="10pt" style:font-size-complex="10pt"/>
    </style:style>
    <style:style style:name="P24" style:family="paragraph" style:parent-style-name="Standard">
      <style:text-properties fo:color="#ff6600" style:font-name="Times New Roman" fo:font-size="10pt" officeooo:rsid="000f16a0" officeooo:paragraph-rsid="000f16a0" style:font-size-asian="10pt" style:font-size-complex="10pt"/>
    </style:style>
    <style:style style:name="P25" style:family="paragraph" style:parent-style-name="Standard">
      <style:text-properties fo:color="#ff6600" style:font-name="Times New Roman" fo:font-size="10pt" officeooo:rsid="000f4043" officeooo:paragraph-rsid="000f4043" style:font-size-asian="10pt" style:font-size-complex="10pt"/>
    </style:style>
    <style:style style:name="P26" style:family="paragraph" style:parent-style-name="Standard">
      <style:paragraph-properties fo:break-before="page"/>
      <style:text-properties style:font-name="Times New Roman" fo:font-size="10pt" style:font-size-asian="10pt" style:font-size-complex="10pt"/>
    </style:style>
    <style:style style:name="P27" style:family="paragraph" style:parent-style-name="Standard">
      <style:paragraph-properties fo:break-before="pag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8" style:family="paragraph" style:parent-style-name="Preformatted_20_Text">
      <style:text-properties style:font-name="Courier" fo:font-size="8pt" style:font-size-asian="8pt" style:font-size-complex="8pt"/>
    </style:style>
    <style:style style:name="P29" style:family="paragraph" style:parent-style-name="Standard">
      <style:text-properties fo:font-variant="normal" fo:text-transform="none" fo:color="#ff0000" style:font-name="Times New Roman" fo:font-size="10pt" fo:letter-spacing="normal" fo:language="ru" fo:country="RU" fo:font-style="normal" fo:font-weight="normal" officeooo:rsid="000b40f1" officeooo:paragraph-rsid="000b40f1" style:font-size-asian="10pt" style:font-size-complex="10pt"/>
    </style:style>
    <style:style style:name="P30" style:family="paragraph" style:parent-style-name="Standard">
      <style:text-properties style:font-name="Times New Roman" fo:font-size="10pt" fo:language="ru" fo:country="RU" style:font-size-asian="10pt" style:font-size-complex="10pt"/>
    </style:style>
    <style:style style:name="P31" style:family="paragraph" style:parent-style-name="Standard">
      <style:text-properties style:font-name="Times New Roman" fo:font-size="10pt" fo:font-style="normal" fo:font-weight="bold" officeooo:paragraph-rsid="000c5238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Standard">
      <style:text-properties style:font-name="Times New Roman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text-properties fo:color="#ff0000" style:font-name="Times New Roman" fo:font-size="8pt" fo:language="ru" fo:country="RU" fo:font-weight="bold" officeooo:rsid="000b40f1" officeooo:paragraph-rsid="000b40f1" style:font-size-asian="8pt" style:font-weight-asian="bold" style:font-size-complex="8pt" style:font-weight-complex="bold"/>
    </style:style>
    <style:style style:name="P34" style:family="paragraph" style:parent-style-name="Standard">
      <style:text-properties fo:color="#ff0000" style:font-name="Times New Roman" fo:font-size="10pt" fo:font-style="normal" fo:font-weight="bold" officeooo:rsid="000c5238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Standard">
      <style:text-properties fo:color="#ff0000" style:font-name="Times New Roman" fo:font-size="10pt" fo:font-weight="bold" officeooo:rsid="000f16a0" officeooo:paragraph-rsid="000f16a0" style:font-size-asian="10pt" style:font-weight-asian="bold" style:font-size-complex="10pt" style:font-weight-complex="bold"/>
    </style:style>
    <style:style style:name="P36" style:family="paragraph" style:parent-style-name="Standard">
      <style:text-properties fo:color="#000000" style:font-name="Times New Roman" fo:font-size="10pt" fo:font-style="normal" fo:font-weight="bold" officeooo:rsid="000c5238" officeooo:paragraph-rsid="000c5238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Standard">
      <style:text-properties fo:color="#000000" style:font-name="Times New Roman" fo:font-size="10pt" fo:font-weight="normal" officeooo:rsid="000f4043" officeooo:paragraph-rsid="000f4043" style:font-size-asian="10pt" style:font-weight-asian="normal" style:font-size-complex="10pt" style:font-weight-complex="normal"/>
    </style:style>
    <style:style style:name="P38" style:family="paragraph" style:parent-style-name="Standard">
      <style:text-properties fo:color="#000000" style:font-name="Times New Roman" fo:font-size="10pt" fo:font-weight="normal" officeooo:rsid="000f16a0" officeooo:paragraph-rsid="000f16a0" style:font-size-asian="10pt" style:font-weight-asian="normal" style:font-size-complex="10pt" style:font-weight-complex="normal"/>
    </style:style>
    <style:style style:name="P39" style:family="paragraph" style:parent-style-name="Standard">
      <style:text-properties fo:color="#000000" style:font-name="Times New Roman" fo:font-size="10pt" fo:font-weight="normal" officeooo:rsid="000f16a0" officeooo:paragraph-rsid="000f4043" style:font-size-asian="10pt" style:font-weight-asian="normal" style:font-size-complex="10pt" style:font-weight-complex="normal"/>
    </style:style>
    <style:style style:name="P40" style:family="paragraph" style:parent-style-name="Standard">
      <style:text-properties fo:color="#000000" style:font-name="Times New Roman" fo:font-size="10pt" fo:font-weight="normal" officeooo:rsid="000f8d6d" officeooo:paragraph-rsid="000f8d6d" style:font-size-asian="10pt" style:font-weight-asian="normal" style:font-size-complex="10pt" style:font-weight-complex="normal"/>
    </style:style>
    <style:style style:name="P41" style:family="paragraph" style:parent-style-name="Standard">
      <style:text-properties fo:color="#000000" style:font-name="Times New Roman" fo:font-size="10pt" fo:font-weight="normal" officeooo:rsid="00105976" officeooo:paragraph-rsid="00105976" style:font-size-asian="10pt" style:font-weight-asian="normal" style:font-size-complex="10pt" style:font-weight-complex="normal"/>
    </style:style>
    <style:style style:name="P42" style:family="paragraph" style:parent-style-name="Standard">
      <style:text-properties fo:color="#ff6600" style:font-name="Times New Roman" fo:font-size="10pt" style:font-size-asian="10pt" style:font-size-complex="10pt"/>
    </style:style>
    <style:style style:name="P4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ff6600" style:font-name="Times New Roman" fo:font-size="10pt" officeooo:paragraph-rsid="00146ce7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5238" style:font-weight-asian="bold" style:font-weight-complex="bold"/>
    </style:style>
    <style:style style:name="T4" style:family="text">
      <style:text-properties fo:font-weight="bold" officeooo:rsid="000d8d6c" style:font-weight-asian="bold" style:font-weight-complex="bold"/>
    </style:style>
    <style:style style:name="T5" style:family="text">
      <style:text-properties fo:font-weight="bold" officeooo:rsid="000f4043" style:font-weight-asian="bold" style:font-weight-complex="bold"/>
    </style:style>
    <style:style style:name="T6" style:family="text">
      <style:text-properties fo:font-weight="bold" officeooo:rsid="000f16a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f16a0" style:font-weight-asian="normal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ru" fo:country="RU"/>
    </style:style>
    <style:style style:name="T17" style:family="text">
      <style:text-properties fo:language="ru" fo:country="RU" fo:font-weight="bold" style:font-weight-asian="bold" style:font-weight-complex="bold"/>
    </style:style>
    <style:style style:name="T18" style:family="text">
      <style:text-properties fo:language="ru" fo:country="RU" fo:font-weight="normal" style:font-weight-asian="normal" style:font-weight-complex="normal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fo:language="ru" fo:country="RU" fo:font-style="normal" style:font-style-asian="normal" style:font-style-complex="normal"/>
    </style:style>
    <style:style style:name="T21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language="ru" fo:country="RU" officeooo:rsid="000b40f1"/>
    </style:style>
    <style:style style:name="T24" style:family="text">
      <style:text-properties fo:color="#ff6600"/>
    </style:style>
    <style:style style:name="T25" style:family="text">
      <style:text-properties fo:color="#ff6600" fo:language="en" fo:country="US"/>
    </style:style>
    <style:style style:name="T26" style:family="text">
      <style:text-properties fo:color="#ff6600" fo:language="en" fo:country="US" fo:font-weight="bold" style:font-weight-asian="bold" style:font-weight-complex="bold"/>
    </style:style>
    <style:style style:name="T27" style:family="text">
      <style:text-properties fo:color="#ff6600" fo:language="ru" fo:country="RU"/>
    </style:style>
    <style:style style:name="T28" style:family="text">
      <style:text-properties fo:color="#ff6600" fo:font-weight="bold" style:font-weight-asian="bold" style:font-weight-complex="bold"/>
    </style:style>
    <style:style style:name="T29" style:family="text">
      <style:text-properties fo:color="#ff6600" fo:font-weight="normal" style:font-weight-asian="normal" style:font-weight-complex="normal"/>
    </style:style>
    <style:style style:name="T30" style:family="text">
      <style:text-properties fo:color="#ff6600" fo:font-style="italic" style:font-style-asian="italic" style:font-style-complex="italic"/>
    </style:style>
    <style:style style:name="T31" style:family="text">
      <style:text-properties fo:font-variant="normal" fo:text-transform="none" fo:color="#252525" fo:letter-spacing="normal" fo:language="ru" fo:country="RU" fo:font-style="normal" fo:font-weight="normal"/>
    </style:style>
    <style:style style:name="T32" style:family="text">
      <style:text-properties fo:font-variant="normal" fo:text-transform="none" fo:color="#252525" fo:letter-spacing="normal" fo:language="en" fo:country="US" fo:font-style="normal" fo:font-weight="normal"/>
    </style:style>
    <style:style style:name="T33" style:family="text">
      <style:text-properties fo:font-variant="normal" fo:text-transform="none" fo:color="#252525" style:font-name="Times New Roman" fo:font-size="10pt" fo:letter-spacing="normal" fo:language="ru" fo:country="RU" fo:font-style="normal" fo:font-weight="normal" style:font-size-asian="10pt" style:font-weight-asian="normal" style:font-size-complex="10pt" style:font-weight-complex="normal"/>
    </style:style>
    <style:style style:name="T34" style:family="text">
      <style:text-properties fo:font-variant="normal" fo:text-transform="none" fo:color="#000000" fo:letter-spacing="normal" fo:language="en" fo:country="US" fo:font-style="normal" fo:font-weight="bold" style:font-weight-asian="bold" style:font-weight-complex="bold"/>
    </style:style>
    <style:style style:name="T35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6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37" style:family="text">
      <style:text-properties fo:font-variant="normal" fo:text-transform="none" fo:color="#ff0000" fo:letter-spacing="normal" fo:language="en" fo:country="US" fo:font-style="normal" fo:font-weight="normal" officeooo:rsid="000b40f1"/>
    </style:style>
    <style:style style:name="T38" style:family="text">
      <style:text-properties fo:font-variant="normal" fo:text-transform="none" fo:color="#ff0000" fo:letter-spacing="normal" fo:language="ru" fo:country="RU" fo:font-style="normal" fo:font-weight="normal" officeooo:rsid="000b40f1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style:font-name="Times New Roman" fo:font-size="10pt" style:font-size-asian="10pt" style:font-size-complex="10pt"/>
    </style:style>
    <style:style style:name="T43" style:family="text">
      <style:text-properties style:font-name="Times New Roman" fo:font-size="10pt" fo:language="ru" fo:country="RU" style:font-size-asian="10pt" style:font-size-complex="10pt"/>
    </style:style>
    <style:style style:name="T44" style:family="text">
      <style:text-properties style:font-name="Times New Roman" fo:font-size="10pt" fo:language="ru" fo:country="RU" fo:font-weight="normal" style:font-size-asian="10pt" style:font-weight-asian="normal" style:font-size-complex="10pt" style:font-weight-complex="normal"/>
    </style:style>
    <style:style style:name="T45" style:family="text">
      <style:text-properties style:font-name="Times New Roman" fo:font-size="10pt" fo:language="en" fo:country="US" style:font-size-asian="10pt" style:font-size-complex="10pt"/>
    </style:style>
    <style:style style:name="T46" style:family="text"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47" style:family="text">
      <style:text-properties fo:font-size="8pt" style:font-size-asian="8pt" style:font-size-complex="8pt"/>
    </style:style>
    <style:style style:name="T48" style:family="text">
      <style:text-properties fo:color="#ff0000"/>
    </style:style>
    <style:style style:name="T49" style:family="text">
      <style:text-properties fo:color="#ff0000" fo:language="ru" fo:country="RU"/>
    </style:style>
    <style:style style:name="T50" style:family="text">
      <style:text-properties fo:color="#ff0000" fo:language="ru" fo:country="RU" officeooo:rsid="000b40f1"/>
    </style:style>
    <style:style style:name="T51" style:family="text">
      <style:text-properties fo:color="#ff0000" fo:language="ru" fo:country="RU" fo:font-weight="bold" officeooo:rsid="000b40f1" style:font-weight-asian="bold" style:font-weight-complex="bold"/>
    </style:style>
    <style:style style:name="T52" style:family="text">
      <style:text-properties fo:color="#ff0000" fo:language="ru" fo:country="RU" fo:font-weight="bold" officeooo:rsid="000c5238" style:font-weight-asian="bold" style:font-weight-complex="bold"/>
    </style:style>
    <style:style style:name="T53" style:family="text">
      <style:text-properties fo:color="#ff0000" fo:language="ru" fo:country="RU" fo:font-weight="bold" officeooo:rsid="000d8d6c" style:font-weight-asian="bold" style:font-weight-complex="bold"/>
    </style:style>
    <style:style style:name="T54" style:family="text">
      <style:text-properties fo:color="#ff0000" fo:language="ru" fo:country="RU" officeooo:rsid="000c5238"/>
    </style:style>
    <style:style style:name="T55" style:family="text">
      <style:text-properties fo:color="#ff0000" style:font-name="Times New Roman" fo:font-size="10pt" fo:language="ru" fo:country="RU" fo:font-weight="normal" officeooo:rsid="000b40f1" style:font-size-asian="10pt" style:font-weight-asian="normal" style:font-size-complex="10pt" style:font-weight-complex="normal"/>
    </style:style>
    <style:style style:name="T56" style:family="text">
      <style:text-properties fo:color="#ff0000" style:font-name="Times New Roman" fo:font-size="10pt" fo:font-weight="bold" officeooo:rsid="000c5238" style:font-size-asian="10pt" style:font-weight-asian="bold" style:font-size-complex="10pt" style:font-weight-complex="bold"/>
    </style:style>
    <style:style style:name="T57" style:family="text">
      <style:text-properties fo:color="#ff0000" officeooo:rsid="000b40f1"/>
    </style:style>
    <style:style style:name="T58" style:family="text">
      <style:text-properties fo:color="#ff0000" fo:language="en" fo:country="US" officeooo:rsid="000b40f1"/>
    </style:style>
    <style:style style:name="T59" style:family="text">
      <style:text-properties fo:color="#ff0000" fo:language="en" fo:country="US" fo:font-weight="bold" officeooo:rsid="000c5238" style:font-weight-asian="bold" style:font-weight-complex="bold"/>
    </style:style>
    <style:style style:name="T60" style:family="text">
      <style:text-properties fo:color="#ff0000" fo:language="en" fo:country="US" fo:font-weight="bold" officeooo:rsid="000d8d6c" style:font-weight-asian="bold" style:font-weight-complex="bold"/>
    </style:style>
    <style:style style:name="T61" style:family="text">
      <style:text-properties fo:color="#ff0000" fo:font-weight="normal" officeooo:rsid="000b40f1" style:font-weight-asian="normal" style:font-weight-complex="normal"/>
    </style:style>
    <style:style style:name="T62" style:family="text">
      <style:text-properties fo:color="#ff0000" fo:font-weight="bold" style:font-weight-asian="bold" style:font-weight-complex="bold"/>
    </style:style>
    <style:style style:name="T63" style:family="text">
      <style:text-properties fo:color="#ff0000" fo:font-weight="bold" officeooo:rsid="000b40f1" style:font-weight-asian="bold" style:font-weight-complex="bold"/>
    </style:style>
    <style:style style:name="T64" style:family="text">
      <style:text-properties fo:color="#ff0000" fo:font-weight="bold" officeooo:rsid="000c5238" style:font-weight-asian="bold" style:font-weight-complex="bold"/>
    </style:style>
    <style:style style:name="T65" style:family="text">
      <style:text-properties fo:color="#ff0000" fo:font-weight="bold" officeooo:rsid="000d8d6c" style:font-weight-asian="bold" style:font-weight-complex="bold"/>
    </style:style>
    <style:style style:name="T66" style:family="text">
      <style:text-properties fo:color="#ff0000" fo:font-weight="bold" officeooo:rsid="000f4043" style:font-weight-asian="bold" style:font-weight-complex="bold"/>
    </style:style>
    <style:style style:name="T67" style:family="text">
      <style:text-properties fo:color="#ff0000" fo:font-weight="bold" officeooo:rsid="000f16a0" style:font-weight-asian="bold" style:font-weight-complex="bold"/>
    </style:style>
    <style:style style:name="T68" style:family="text">
      <style:text-properties fo:color="#ff0000" officeooo:rsid="000c5238"/>
    </style:style>
    <style:style style:name="T69" style:family="text">
      <style:text-properties fo:color="#000000" fo:font-weight="bold" officeooo:rsid="000c5238" style:font-weight-asian="bold" style:font-weight-complex="bold"/>
    </style:style>
    <style:style style:name="T70" style:family="text">
      <style:text-properties officeooo:rsid="000f8d6d"/>
    </style:style>
    <style:style style:name="T71" style:family="text">
      <style:text-properties officeooo:rsid="00105976"/>
    </style:style>
    <style:style style:name="T72" style:family="text">
      <style:text-properties officeooo:rsid="00132f90"/>
    </style:style>
    <style:style style:name="T73" style:family="text">
      <style:text-properties officeooo:rsid="000d8d6c"/>
    </style:style>
    <style:style style:name="T74" style:family="text">
      <style:text-properties officeooo:rsid="000f4043"/>
    </style:style>
    <style:style style:name="T75" style:family="text">
      <style:text-properties officeooo:rsid="000f16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рограммное обеспечение М<text:span text:style-name="T9">5</text:span><text:span text:style-name="T16">0. <text:s/></text:span></text:p>
      <text:p text:style-name="P3">Версия с файловой системой в <text:span text:style-name="T9">RAM.</text:span></text:p>
      <text:p text:style-name="P19">Инструкция по установке и обновлению ПО.</text:p>
      <text:p text:style-name="P9"/>
      <text:p text:style-name="P3"/>
      <text:p text:style-name="P2"><text:span text:style-name="T9"><text:tab/></text:span>1. Средства разработки, пакеты, исходники и т.п </text:p>
      <text:p text:style-name="P2"/>
      <text:p text:style-name="P4"><text:tab/> <text:span text:style-name="T9">m50</text:span><text:span text:style-name="T32">sdk </text:span><text:span text:style-name="T31">- с</text:span>редство <text:span text:style-name="T16">для разработки программ для процессора </text:span><text:span text:style-name="T9">AM</text:span><text:span text:style-name="T16">3517 <text:s/>(</text:span><text:span text:style-name="T31">Software Development Kit -SDK) на основе <text:s text:c="2"/>ti-sdk-am3517-evm-05.07.00.00 <text:s text:c="2"/></text:span><text:span text:style-name="T32"><text:s/></text:span><text:a xlink:type="simple" xlink:href="http://processors.wiki.ti.com/index.php/Sitara_SDK_5.07.00_Release_Notes"><text:span text:style-name="T31">http://processors.wiki.ti.com/index.php/Sitara_SDK_5.07.00_Release_Notes</text:span></text:a></text:p>
      <text:p text:style-name="P29">я бы сказал, что это: набор скриптов для борки дистрибутива полностью из исходный кодов, работающего полностью из RAM. Таких наборов много (FreeBSD, Linux from Scratch). ВАЖНО, это это хорошее определение, широко распространенное — называется СБОРКА. Компилятор можно выбрать любой из gcc-linux-gnueabi, включая имеющийся в <text:s/>ti-sdk-am3517-evm-05.07.00.00</text:p>
      <text:p text:style-name="P18">со следующими основными составляющими:</text:p>
      <text:p text:style-name="Standard"><text:span text:style-name="T43"><text:tab/>-</text:span><text:span text:style-name="T44"> <text:s/>с</text:span><text:span text:style-name="T43">реда разработки </text:span><text:span text:style-name="T42">BuildRoot: buildroot-2014.08.tar.gz</text:span><text:span text:style-name="T45"> <text:s text:c="2"/></text:span><text:a xlink:type="simple" xlink:href="http://buildroot.uclibc.org/download.html"><text:span text:style-name="T44">http://buildroot.uclibc.org/download.html</text:span></text:a><text:span text:style-name="T46">.</text:span><text:span text:style-name="T44"> <text:s text:c="2"/>используется <text:s/>вместо <text:s/></text:span><text:span text:style-name="T33">Code Composer Studio</text:span><text:span text:style-name="T44"> <text:s text:c="2"/>- </text:span><text:span text:style-name="T55">нет, buildroot это набор исходников и auromake/autoconf скриптов для создания образа файлосой системы.</text:span></text:p>
      <text:p text:style-name="P4"><text:tab/>- <text:s/>ядро: 2.6.37 исходники вместо бинарного образа <text:s/><text:span text:style-name="T57">ok</text:span></text:p>
      <text:p text:style-name="P4"><text:tab/>- <text:s/>добавлена библиотека QT 4.8.6 в исходных кодах. <text:span text:style-name="T57">ok</text:span></text:p>
      <text:p text:style-name="P4"><text:s text:c="14"/>- <text:s/>системный компилятор gcc 4.7 <text:span text:style-name="T57">ok</text:span></text:p>
      <text:p text:style-name="P4"/>
      <text:p text:style-name="P4"><text:tab/>Архив: <text:s/><text:span text:style-name="T9">project</text:span><text:span text:style-name="T16">/m50</text:span><text:span text:style-name="T9">sdk</text:span><text:span text:style-name="T16">/</text:span></text:p>
      <text:p text:style-name="P4"><text:span text:style-name="T9"><text:tab/><text:tab/></text:span><text:span text:style-name="T16">m50sdk_</text:span><text:span text:style-name="T9">install</text:span><text:span text:style-name="T16">.</text:span><text:span text:style-name="T9">doc - </text:span><text:span text:style-name="T16">инструкции по установке среды разработки</text:span><text:span text:style-name="T9"> </text:span><text:span text:style-name="T16">на компьютер. <text:s/></text:span><text:span text:style-name="T23">ok</text:span></text:p>
      <text:p text:style-name="P4"><text:span text:style-name="T9"><text:tab/><text:tab/></text:span><text:span text:style-name="T16">m50sdk_prog_guide</text:span><text:span text:style-name="T9">.doc - </text:span><text:span text:style-name="T16"><text:s/>инструкции по разработке программ в среде </text:span><text:span text:style-name="T9">m50sdk – </text:span><text:span text:style-name="T58">нет, среды разработки в M50release нету, есть прсото набор скриптов комплияции и установки. Для редактирования исходников можно использовать eclipse.</text:span></text:p>
      <text:p text:style-name="P5"><text:span text:style-name="T16"><text:tab/><text:tab/></text:span><text:span text:style-name="T9">m50sdk_chanchelog.txt - </text:span><text:span text:style-name="T16">перечень изменений относительно </text:span><text:span text:style-name="T31">ti-sdk-am3517-evm-05.07.00.00 — </text:span><text:span text:style-name="T38">нет, <text:s/></text:span><text:span text:style-name="T37">M50release и <text:s/></text:span><text:span text:style-name="T38">ti-sdk-am3517-evm-05.07.00.00 это разные вещи. <text:s/></text:span><text:span text:style-name="T37">M50release – набор сприптов, для компиляции и установки файловой системы, u-boot, ядра. <text:s text:c="2"/>А </text:span><text:span text:style-name="T38">ti-sdk-am3517-evm-05.07.00.00 это компилятор и готовая файловая система.</text:span></text:p>
      <text:p text:style-name="P4"><text:span text:style-name="T16"><text:tab/><text:tab/></text:span><text:span text:style-name="T9"> </text:span></text:p>
      <text:p text:style-name="P4"/>
      <text:p text:style-name="P2"><text:span text:style-name="T9"><text:tab/></text:span>2. Требования к <text:span text:style-name="T16">объему </text:span><text:span text:style-name="T9">RAM</text:span>, <text:s/>ММС и <text:span text:style-name="T9">NAND.</text:span></text:p>
      <text:p text:style-name="P8"/>
      <text:p text:style-name="P18"><text:tab/>Минимальный объем памяти:</text:p>
      <text:p text:style-name="P4"><text:span text:style-name="T16"><text:tab/><text:tab/>- </text:span><text:span text:style-name="T9">RAM 128M</text:span><text:span text:style-name="T16">байт <text:s text:c="2"/></text:span><text:span text:style-name="T49">→</text:span><text:span text:style-name="T50"> <text:s/>ok</text:span></text:p>
      <text:p text:style-name="P7"><text:span text:style-name="T16"><text:tab/><text:tab/>- </text:span>MMC 128M<text:span text:style-name="T16">байт <text:s text:c="2"/></text:span><text:span text:style-name="T49">→</text:span><text:span text:style-name="T50"> ok</text:span></text:p>
      <text:p text:style-name="P7"><text:span text:style-name="T16"><text:tab/><text:tab/>- </text:span>NAND <text:s/><text:span text:style-name="T16">64</text:span>M<text:span text:style-name="T16">байт <text:s text:c="2"/></text:span><text:span text:style-name="T49">→</text:span><text:span text:style-name="T50"> ok</text:span></text:p>
      <text:p text:style-name="P18"><text:tab/></text:p>
      <text:p text:style-name="P7"><text:span text:style-name="T16"><text:tab/>2.1 Использование <text:s/></text:span>RAM</text:p>
      <text:p text:style-name="P4"><text:tab/><text:span text:style-name="T16">Образ, <text:s text:c="2"/>включающий ядро и упакованную</text:span><text:span text:style-name="T9"> </text:span><text:span text:style-name="T16">файловую систему занимает около 30Мб</text:span><text:span text:style-name="T9">. </text:span><text:span text:style-name="T16"><text:s/></text:span><text:span text:style-name="T9">U</text:span>-boot <text:s/>загружает образ <text:s/>в память и <text:span text:style-name="T9"><text:s/></text:span><text:span text:style-name="T16">передает управление на <text:s/></text:span>ядро которое запускает в <text:span text:style-name="T9">RAM <text:s/></text:span><text:s text:c="2"/>процессы <text:s/>и монтирует в <text:span text:style-name="T9">RAM </text:span>файловую систему. <text:s/><text:span text:style-name="T39"><text:s/>Сразу после загрузки в </text:span><text:span text:style-name="T12"><text:s/>RAM</text:span><text:span text:style-name="T20">:</text:span></text:p>
      <text:p text:style-name="P4"><text:tab/>40.26 <text:s text:c="2"/>Мбайт <text:s/>занято, <text:s/>из <text:s/>них 25<text:span text:style-name="T16">Мбайт <text:s/>занимает файловая система</text:span></text:p>
      <text:p text:style-name="P4"><text:tab/>208.41 Мбайт свободно, <text:s/>из низ 5<text:span text:style-name="T16">Мбайт свободное пространство файловой системы </text:span><text:s/></text:p>
      <text:p text:style-name="P4">Логи и конфиги расположены на mmc. Поэтому 5мб свободного места в файловой системе достаточно<text:span text:style-name="T9">.</text:span> <text:s/></text:p>
      <text:p text:style-name="P4"/>
      <text:p text:style-name="P13"><text:tab/>2.2. Разметка NAND </text:p>
      <text:p text:style-name="P4"><text:span text:style-name="T1">На <text:s text:c="2"/></text:span><text:span text:style-name="T11">NAND </text:span><text:span text:style-name="T19">создаются </text:span><text:span text:style-name="T11"><text:s/></text:span><text:s/>mtd разделы. <text:span text:style-name="T57">На nand мы только копируем битовые образы используя подсистему mtd, которая одна и таже как в u-boot, так и в ядре. Разделы там зашиты аппаратно.</text:span> Начало каждого раздела привязано к <text:span text:style-name="T16">фиксированному </text:span>адресу <text:span text:style-name="T9">NAND</text:span><text:span text:style-name="T16"> http://processors.wiki.ti.com/index.php/AM335x_U-Boot_User%27s_Guide#NAND_Layout</text:span><text:span text:style-name="T9">.</text:span> <text:s/>В каждом <text:span text:style-name="T9">mtd </text:span>разделе храни<text:span text:style-name="T16">тся один битовый образ. <text:s/>Ф</text:span>айловые системы <text:s/><text:span text:style-name="T16">в </text:span><text:span text:style-name="T9">mtd </text:span><text:span text:style-name="T16">разделах не организуются. <text:s/></text:span></text:p>
      <text:p text:style-name="P18"/>
      <text:p text:style-name="P21"><text:span text:style-name="T17">/dev/</text:span><text:span text:style-name="T15">mtd1/ MLO</text:span><text:span text:style-name="T16"><text:tab/><text:tab/><text:tab/><text:tab/></text:span><text:span text:style-name="T17">0x00000000</text:span><text:span text:style-name="T16">-&gt; SPL start <text:s text:c="8"/>(SPL copy on 1st block)</text:span></text:p>
      <text:p text:style-name="P21"><text:tab/><text:tab/><text:span text:style-name="T9"><text:tab/><text:tab/></text:span><text:tab/>0x0001FFFF-&gt; SPL end </text:p>
      <text:p text:style-name="P21"><text:tab/><text:tab/><text:tab/><text:span text:style-name="T9"><text:tab/><text:tab/></text:span>0x00020000-&gt; SPL.backup1 start (SPL copy on 2nd block)</text:p>
      <text:p text:style-name="P21"><text:span text:style-name="T9"><text:tab/><text:tab/></text:span><text:tab/><text:tab/><text:tab/>0x0003FFFF-&gt; SPL.backup1 end </text:p>
      <text:p text:style-name="P21"><text:tab/><text:span text:style-name="T57">ok</text:span><text:span text:style-name="T9"><text:tab/><text:tab/></text:span><text:tab/><text:tab/>0x00040000-&gt; SPL.backup2 start (SPL copy on 3rd block)</text:p>
      <text:p text:style-name="P21"><text:tab/><text:tab/><text:span text:style-name="T9"><text:tab/><text:tab/></text:span><text:tab/>0x0005FFFF-&gt; SPL.backup2 end </text:p>
      <text:p text:style-name="P21"><text:tab/><text:tab/><text:tab/><text:span text:style-name="T9"><text:tab/><text:tab/></text:span>0x00060000-&gt; SPL.backup3 start (SPL copy on 4th block)</text:p>
      <text:p text:style-name="P21"><text:span text:style-name="T9"><text:tab/></text:span><text:tab/><text:tab/><text:tab/><text:span text:style-name="T9"><text:tab/></text:span>0x0007FFFF-&gt; SPL.backup3 end</text:p>
      <text:p text:style-name="P21"><text:span text:style-name="T15">/dev/mtd2/ u-boot-nand.img</text:span><text:span text:style-name="T9"><text:tab/><text:tab/></text:span><text:span text:style-name="T2">0x00080000</text:span>-&gt; U-Boot start</text:p>
      <text:p text:style-name="P21"><text:tab/><text:tab/><text:tab/><text:span text:style-name="T9"><text:tab/><text:tab/></text:span>0x002BFFFF-&gt; U-Boot end </text:p>
      <text:p text:style-name="P21"><text:soft-page-break/><text:span text:style-name="T2">/dev/</text:span><text:span text:style-name="T15">mtd3/ u</text:span><text:span text:style-name="T2">-boot-env </text:span><text:span text:style-name="T15"><text:s/></text:span><text:s/><text:span text:style-name="T9"><text:tab/><text:tab/></text:span><text:span text:style-name="T2">0x00260000</text:span>-&gt; ENV start</text:p>
      <text:p text:style-name="P21"><text:tab/><text:tab/><text:tab/><text:span text:style-name="T9"><text:tab/><text:tab/></text:span>0x0027FFFF-&gt; ENV end</text:p>
      <text:p text:style-name="P28"><text:span text:style-name="T36">/dev/</text:span><text:span text:style-name="T34">mtd4/ initrd.bin</text:span><text:span text:style-name="T35"> </text:span><text:s text:c="2"/><text:span text:style-name="T9"><text:s text:c="6"/></text:span><text:s text:c="2"/><text:tab/><text:span text:style-name="T2">0x00280000</text:span>-&gt; Linux Kernel start</text:p>
      <text:p text:style-name="P21"><text:tab/><text:tab/><text:tab/><text:span text:style-name="T9"><text:tab/><text:tab/></text:span>0x0077FFFF-&gt; Linux Kernel end</text:p>
      <text:p text:style-name="P21"><text:tab/><text:tab/><text:tab/><text:span text:style-name="T9"><text:tab/><text:tab/></text:span>0x00780000-&gt; File system star</text:p>
      <text:p text:style-name="P21"><text:span text:style-name="T16"><text:tab/><text:tab/></text:span><text:span text:style-name="T50">ok</text:span><text:span text:style-name="T16"><text:tab/></text:span><text:span text:style-name="T9"><text:tab/><text:tab/></text:span><text:span text:style-name="T16">0x10000000-&gt; NAND end (Free end)</text:span></text:p>
      <text:p text:style-name="P22"/>
      <text:p text:style-name="P18"><text:tab/><text:span text:style-name="T47">Примечание:</text:span></text:p>
      <text:p text:style-name="P20"><text:tab/>Если при расчете хэша <text:span text:style-name="T9">md</text:span>5 используется команда dd, которая <text:s/>не обрабатывает битые блоки, <text:s/>то наличие и расположение битых <text:span text:style-name="T16">блоков будет влиять на результат</text:span>. <text:s/>Что бы расположение битых блоков не влияло на значение хеша нужно использовать mtd-utils - <text:span text:style-name="T2">nanddump</text:span> <text:s/>с опцией <text:s/><text:span text:style-name="T2">skipbad: </text:span><text:span text:style-name="T7">dump good data, completely skipping any bad blocks (default)</text:span><text:span text:style-name="T18">.</text:span></text:p>
      <text:p text:style-name="P32"/>
      <text:p text:style-name="P33">С этим надо разбираться экспериментально. И это я бы хотел сделать во вторник. А именно, распространить имеющимися средствами обновления, выпущенные на одном устройстве вместе с md5 суммами разделов по разным устройствам.</text:p>
      <text:p text:style-name="P26"><text:span text:style-name="T7"><text:tab/>2.</text:span><text:span text:style-name="T10">3</text:span><text:span text:style-name="T7">. Разметка </text:span><text:span text:style-name="T10">MMC</text:span><text:span text:style-name="T7"> </text:span><text:span text:style-name="T10"><text:s text:c="2"/></text:span><text:span text:style-name="T21">для карты 4</text:span><text:span text:style-name="T13">GByte</text:span></text:p>
      <text:p text:style-name="P8"/>
      <text:p text:style-name="P4"><text:span text:style-name="T15"><text:tab/></text:span><text:span text:style-name="T2">C: FAT32 <text:s/></text:span><text:span text:style-name="T7">- 1 Гбайт, занято 40 Мбайт. <text:s/>Раздел с б</text:span>азовой версией софта, которая ни когда не обновляется</text:p>
      <text:p text:style-name="P4"><text:span text:style-name="T9"><text:tab/></text:span><text:span text:style-name="T2">u-boot.img</text:span><text:span text:style-name="T15"> </text:span><text:span text:style-name="T9">- <text:s/>u-boot </text:span><text:span text:style-name="T16"><text:s/>для загрузки образа с ММС</text:span> </text:p>
      <text:p text:style-name="P4"><text:span text:style-name="T9"><text:tab/></text:span><text:span text:style-name="T2">u-boot-nand.img</text:span> <text:span text:style-name="T9"><text:s/>- u-boot </text:span><text:span text:style-name="T16"><text:s/>для загрузки образа с </text:span><text:span text:style-name="T9">NAND</text:span> </text:p>
      <text:p text:style-name="P4"><text:span text:style-name="T9"><text:tab/></text:span><text:span text:style-name="T2">initrd.bin</text:span><text:span text:style-name="T15"> </text:span><text:span text:style-name="T9"><text:s/>- </text:span><text:span text:style-name="T16">образ</text:span></text:p>
      <text:p text:style-name="P4"><text:span text:style-name="T9"><text:tab/></text:span><text:span text:style-name="T2">script</text:span> <text:s/>- скрипты <text:s/></text:p>
      <text:p text:style-name="P4"/>
      <text:p text:style-name="P4"><text:span text:style-name="T2"><text:tab/>D: FAT32</text:span> - 145Мбайт, <text:s/>занято <text:span text:style-name="T16">1Mбайт. Рабочие</text:span> файлы</text:p>
      <text:p text:style-name="P4"><text:tab/><text:span text:style-name="T2">*.cfg</text:span> <text:s/>- конфигурационные</text:p>
      <text:p text:style-name="P4"><text:tab/><text:span text:style-name="T2">*</text:span><text:span text:style-name="T15">.log</text:span><text:span text:style-name="T9"> <text:s/>- </text:span><text:span text:style-name="T16">логи (сохраняемые при перезгрузке)</text:span></text:p>
      <text:p text:style-name="P4"><text:tab/><text:span text:style-name="T2">mmc-c.hash</text:span> - хэш раздела <text:span text:style-name="T9">MMC <text:s/></text:span>C: </text:p>
      <text:p text:style-name="P4"><text:tab/><text:span text:style-name="T2">mmc-</text:span><text:span text:style-name="T15">e</text:span><text:span text:style-name="T2">.hash</text:span> - хэш раздела <text:span text:style-name="T9">MMC <text:s/>E</text:span>:<text:span text:style-name="T9"> <text:s/></text:span></text:p>
      <text:p text:style-name="P4"><text:tab/><text:span text:style-name="T15">nand-mtd1</text:span><text:span text:style-name="T2">.hash</text:span> - хэш раздела <text:span text:style-name="T9">NAND dev/mtd1</text:span></text:p>
      <text:p text:style-name="P4"><text:tab/><text:span text:style-name="T15">nand-mtd2</text:span><text:span text:style-name="T2">.hash</text:span> - хэш раздела <text:span text:style-name="T9">NAND dev/mtd2</text:span></text:p>
      <text:p text:style-name="P4"><text:tab/><text:span text:style-name="T15">nand-mtd3</text:span><text:span text:style-name="T2">.hash</text:span> - хэш раздела <text:span text:style-name="T9">NAND dev/mtd3</text:span></text:p>
      <text:p text:style-name="P4"><text:span text:style-name="T9"><text:tab/></text:span><text:span text:style-name="T15">nand-mtd4</text:span><text:span text:style-name="T2">.hash</text:span> - хэш раздела <text:span text:style-name="T9">NAND dev/mtd4</text:span></text:p>
      <text:p text:style-name="P4"/>
      <text:p text:style-name="P4"><text:span text:style-name="T2"><text:tab/>E: EXT3</text:span> - 2Гбайт, <text:s/>занято 40Мбайт - последние обновления записанное по FTP</text:p>
      <text:p text:style-name="P4"><text:tab/><text:span text:style-name="T2">u-boot_up-nand.img</text:span> <text:s text:c="2"/>- копируется при обновлении в <text:span text:style-name="T9">NAND</text:span> <text:span text:style-name="T2">/dev/mtd2/</text:span><text:span text:style-name="T15"> u-boot-nand.img</text:span><text:span text:style-name="T17"> </text:span></text:p>
      <text:p text:style-name="P4"><text:tab/><text:span text:style-name="T2">initrd_up.bin</text:span><text:span text:style-name="T9"> <text:s text:c="3"/>- копируется </text:span><text:span text:style-name="T16">при обновлении </text:span><text:span text:style-name="T9">в NAND </text:span><text:span text:style-name="T15">/dev/mtd4/ initrd.bin</text:span></text:p>
      <text:p text:style-name="P4"><text:tab/><text:span text:style-name="T2">script_up</text:span><text:span text:style-name="T9"> <text:s text:c="2"/>- <text:s/></text:span><text:span text:style-name="T16">не копируется, </text:span><text:span text:style-name="T18"><text:s/>новые скрипты, <text:s/>запускаются прямо с ММС </text:span></text:p>
      <text:p text:style-name="P4"/>
      <text:p text:style-name="P4"><text:span text:style-name="T18"><text:tab/></text:span><text:span text:style-name="T51">Раздела всего 4. На F: mmc-e.hash — работает, сделано, долго делал. Переделать на 3 раздела — нужно время.</text:span></text:p>
      <text:p text:style-name="P4"><text:tab/></text:p>
      <text:p text:style-name="P4"/>
      <text:p text:style-name="P4"/>
      <text:p text:style-name="P2"><text:tab/>3. Сборка initrd.bin <text:span text:style-name="T16">и обновлений </text:span><text:s/>initrd_up.bin<text:span text:style-name="T9"> </text:span><text:s/><text:span text:style-name="T30">- не понял и написал как я предполагаю оно работает </text:span></text:p>
      <text:p text:style-name="P4"/>
      <text:p text:style-name="P4"><text:tab/>Сборка выполняется в среде <text:s/><text:span text:style-name="T2">buildroot. </text:span><text:span text:style-name="T7">на компьютере </text:span></text:p>
      <text:p text:style-name="P4"><text:tab/>1. Заходим в каталог <text:span text:style-name="T2">M50/buildroot</text:span><text:span text:style-name="T15"> </text:span><text:s text:c="2"/></text:p>
      <text:p text:style-name="P4"><text:tab/>2. Для сборки базовой системы делаем <text:span text:style-name="T2">make</text:span>. <text:s/></text:p>
      <text:p text:style-name="P4"><text:tab/><text:span text:style-name="T16">В</text:span> каталоге <text:span text:style-name="T2">M50/files_patch/ </text:span><text:span text:style-name="T7">будет создано файловая система, включая ядро — </text:span><text:span text:style-name="T61">ядро отдельно собирается, и устанавливается на отдельный раздел NAND - /dev/mtd3/</text:span></text:p>
      <text:p text:style-name="P4"><text:span text:style-name="T7"><text:tab/>В</text:span><text:span text:style-name="T10"> </text:span><text:span text:style-name="T7">ката</text:span>логе <text:span text:style-name="T2">M50/buildroot/output/images/ </text:span><text:span text:style-name="T7"><text:s/>будет <text:s/>архив</text:span> файловой системы <text:span text:style-name="T2">rootfs.tar</text:span>. <text:span text:style-name="T57">ok</text:span></text:p>
      <text:p text:style-name="P4"><text:span text:style-name="T7"><text:tab/>В</text:span><text:span text:style-name="T10"> </text:span><text:span text:style-name="T7">ката</text:span>логе <text:span text:style-name="T2">M50/FtpDir/fat32/ </text:span><text:span text:style-name="T7"><text:s/>будет <text:s/>образ </text:span>файловой системы <text:s/><text:span text:style-name="T2">initrd.bin <text:tab/></text:span><text:span text:style-name="T63">ok</text:span></text:p>
      <text:p text:style-name="P6"><text:span text:style-name="T63"><text:tab/></text:span><text:span text:style-name="T64">Только M50/FtpDir/fat32/ на выходных превратился в M50/out, и появилась еще вторая ветка сборки, M50/outU — ветка сборки и установки обновлений.</text:span></text:p>
      <text:p text:style-name="P4"/>
      <text:p text:style-name="P4"><text:tab/>Если мы хотим изменить конфигурацию среды <text:span text:style-name="T2">buildroot,</text:span><text:span text:style-name="T7"> <text:s/>например, .</text:span><text:span text:style-name="T2">.....</text:span></text:p>
      <text:p text:style-name="P6"><text:span text:style-name="T40"><text:tab/>1. З</text:span>апускаем <text:span text:style-name="T9"><text:s text:c="2"/></text:span><text:s/><text:span text:style-name="T2"><text:s/>/</text:span><text:span text:style-name="T15">buildroot/make</text:span><text:span text:style-name="T2"> xconfig</text:span>. <text:s text:c="2"/>Открывается окно конфигурации, <text:s/>в котором делаем необходимые изменения и сохраняем результат. <text:s/>Новая <text:s/>конфигурация будет сохранена <text:s/>в <text:span text:style-name="T9">/</text:span><text:span text:style-name="T2">buildroot</text:span><text:span text:style-name="T15">/</text:span><text:span text:style-name="T2">config_saved.</text:span> <text:span text:style-name="T9"><text:s text:c="2"/></text:span><text:span text:style-name="T16"><text:s/></text:span><text:span text:style-name="T54">Нет. </text:span><text:span text:style-name="T52">config_saved это просто резервный конфиг, на который всегда можно откатится.</text:span></text:p>
      <text:p text:style-name="P4"><text:span text:style-name="T16"><text:tab/>2. Чтобы внесенные изменения стали действовать, переименовываем </text:span><text:s/><text:span text:style-name="T2">config_saved</text:span> <text:s/>в <text:span text:style-name="T2">config</text:span>.</text:p>
      <text:p text:style-name="P16"><text:tab/><text:span text:style-name="T68">Нет, что бы изменения стали действовать нужно делать </text:span><text:span text:style-name="T64">/</text:span><text:span text:style-name="T59">buildroot/make</text:span><text:span text:style-name="T64"> xconfig :)</text:span></text:p>
      <text:p text:style-name="P4"><text:span text:style-name="T40"><text:tab/>Если мы хотим изменить образ файловой системы,</text:span><text:span text:style-name="T13"> </text:span><text:span text:style-name="T40"><text:s/></text:span><text:span text:style-name="T21">не пересобирая ее целиком</text:span></text:p>
      <text:p text:style-name="P4"><text:span text:style-name="T21"><text:tab/>1. Вносим изменения в файловую систему расположенную в каталоге <text:s/></text:span><text:span text:style-name="T22">M50/files_patch</text:span></text:p>
      <text:p text:style-name="P4"><text:span text:style-name="T21"><text:tab/>2. </text:span><text:span text:style-name="T40">Запускаем скрипт <text:s/></text:span><text:span text:style-name="T14">M50/</text:span><text:span text:style-name="T41">ramd_mk.sh</text:span><text:span text:style-name="T14"> </text:span><text:span text:style-name="T13"><text:s/></text:span><text:span text:style-name="T14">save</text:span><text:span text:style-name="T13"> </text:span><text:span text:style-name="T21">который</text:span> копирует (<text:span text:style-name="T2">rsync</text:span><text:span text:style-name="T7">)</text:span><text:span text:style-name="T2"> <text:s/></text:span><text:span text:style-name="T7">файлы</text:span><text:span text:style-name="T2"> </text:span><text:s/>из каталога<text:span text:style-name="T2"> </text:span><text:span text:style-name="T15"><text:s/></text:span><text:span text:style-name="T22">M50/files_patch </text:span>в каталог <text:span text:style-name="T2">M50/buildroot/output/images/untar </text:span><text:span text:style-name="T7"><text:s/></text:span><text:span text:style-name="T18">и </text:span>создает образ файловой сисетмы. в <text:span text:style-name="T2">Ft</text:span><text:bookmark-start text:name="__DdeLink__8_1030048292"/><text:span text:style-name="T2">pDir/fat32/initrd.bin</text:span><text:bookmark-end text:name="__DdeLink__8_1030048292"/><text:span text:style-name="T2">. </text:span><text:span text:style-name="T64">ok</text:span></text:p>
      <text:p text:style-name="P4"/>
      <text:p text:style-name="P13"><text:tab/></text:p>
      <text:p text:style-name="P15"><text:span text:style-name="T2"><text:tab/></text:span><text:span text:style-name="T15">4</text:span><text:span text:style-name="T2">. Создание загрузочной MMC.</text:span> </text:p>
      <text:p text:style-name="P15"><text:tab/></text:p>
      <text:p text:style-name="P4"><text:span text:style-name="T40"><text:tab/>В <text:s/>каталоге </text:span><text:span text:style-name="T41">FtpDir/fat32/ </text:span><text:span text:style-name="T40">должны быть</text:span><text:span text:style-name="T41"> </text:span><text:bookmark text:name="__DdeLink__8_10300482921"/><text:span text:style-name="T41"><text:s/>u-boot.img, </text:span><text:span text:style-name="T22"><text:s/></text:span><text:span text:style-name="T2">u-boot-nand.img</text:span> <text:span text:style-name="T16">, </text:span><text:span text:style-name="T2">initrd.bin</text:span><text:span text:style-name="T15"> </text:span><text:span text:style-name="T9"><text:s/></text:span><text:span text:style-name="T16"><text:s/>и</text:span></text:p>
      <text:p text:style-name="P15"><text:span text:style-name="T15"><text:tab/></text:span><text:span text:style-name="T2">скрипты . </text:span><text:span text:style-name="T64">Почти, Теперь жеж две ветки сборки, одна для сборки того раздела, который не обновляется — раздел С: Вторая ветка сборки для сборки и установки обновлений (u-boot, ядро, рам диск). И все с md5 суммами.</text:span></text:p>
      <text:p text:style-name="P15"><text:tab/>1. Вставить карту ММС в картридер компьютера</text:p>
      <text:p text:style-name="P17"><text:tab/>2. В каталоге <text:s/><text:span text:style-name="T2">M50/FtpDir</text:span> <text:s text:c="2"/>ввести команду: <text:span text:style-name="T2">sd_mk4.sh</text:span>.</text:p>
      <text:p text:style-name="P12"><text:soft-page-break/></text:p>
      <text:p text:style-name="P27"><text:span text:style-name="T39"><text:tab/></text:span><text:span text:style-name="T12">5</text:span><text:span text:style-name="T39">. Установка ПО на сервер</text:span></text:p>
      <text:p text:style-name="P14"><text:s/></text:p>
      <text:p text:style-name="P14"><text:tab/><text:span text:style-name="T9">5</text:span>.1 <text:span text:style-name="T7">Первоначальная</text:span><text:span text:style-name="T18">, с записью </text:span><text:span text:style-name="T10">u-boot </text:span><text:span text:style-name="T18">на </text:span><text:span text:style-name="T10">NAND</text:span></text:p>
      <text:p text:style-name="P15"><text:tab/>1. Загрузочную <text:span text:style-name="T16">MMC устанавливаем в</text:span><text:span text:style-name="T9"> M50</text:span><text:span text:style-name="T16">. <text:s/>Подключаемся через </text:span><text:span text:style-name="T9">USB </text:span><text:span text:style-name="T16">режиме терминала.</text:span></text:p>
      <text:p text:style-name="P15"><text:span text:style-name="T16"><text:tab/>2. <text:s/>Загружаемся с ММС <text:s/>(держать кнопку </text:span><text:span text:style-name="T9">boot</text:span><text:span text:style-name="T16">) <text:s/>и входим в бутлоадер нажав любую клавишу.</text:span><text:span text:style-name="T9"> <text:s/></text:span></text:p>
      <text:p text:style-name="P15"><text:span text:style-name="T9"><text:tab/></text:span><text:span text:style-name="T16">3. <text:s/>Если в </text:span>NAND что-либо неизвестное записывалось ранее - стираем <text:span text:style-name="T9">NAND</text:span> командой</text:p>
      <text:p text:style-name="P15">.<text:tab/><text:span text:style-name="T26">nand erase – </text:span><text:span text:style-name="T59">смело nand scrub.chip</text:span></text:p>
      <text:p text:style-name="P15"><text:tab/><text:span text:style-name="T9">4 </text:span><text:span text:style-name="T16">Копируем образы с ММС на </text:span><text:span text:style-name="T9">NAND </text:span><text:span text:style-name="T16">командами</text:span></text:p>
      <text:p text:style-name="P15"><text:tab/><text:span text:style-name="T2">mmc rescan</text:span></text:p>
      <text:p text:style-name="P15"><text:tab/><text:span text:style-name="T2">fatload mmc 0 0x81000000 rdallinst.scr</text:span></text:p>
      <text:p text:style-name="P15"><text:tab/><text:span text:style-name="T2">source 0x81000000 </text:span><text:span text:style-name="T64">ok, это для ветки не обновляющегося ПО.</text:span></text:p>
      <text:p text:style-name="P34"><text:tab/>Для ветки обновляющегося другие скрипты сборки и установки с раздела mmc E:</text:p>
      <text:p text:style-name="P31"><text:tab/>mmc rescan</text:p>
      <text:p text:style-name="P16"><text:tab/><text:span text:style-name="T2">fatload mmc 0:</text:span><text:span text:style-name="T3">3</text:span><text:span text:style-name="T2"> 0x81000000 rdallinst</text:span><text:span text:style-name="T3">U</text:span><text:span text:style-name="T2">.scr</text:span></text:p>
      <text:p text:style-name="P16"><text:span text:style-name="T64"><text:tab/></text:span><text:span text:style-name="T69">source 0x81000000</text:span></text:p>
      <text:p text:style-name="P16"><text:span text:style-name="T69"><text:tab/></text:span><text:span text:style-name="T64">Установит обновления всего (u-boot, ядро, ramdisk) из раздела mmc E:</text:span></text:p>
      <text:p text:style-name="P36"/>
      <text:p text:style-name="P15"><text:span text:style-name="T2"><text:tab/></text:span>Скрипт rdallinst.scr <text:s/>копирует на <text:span text:style-name="T9">NAND</text:span> образы из <text:span text:style-name="T16">раздела </text:span><text:span text:style-name="T9">ММС </text:span><text:span text:style-name="T15">C</text:span><text:span text:style-name="T2">:FAT32 </text:span><text:span text:style-name="T64">ok, для ветки не <text:tab/>обновляющегося ПО.</text:span></text:p>
      <text:p text:style-name="P15"/>
      <text:p text:style-name="P15"><text:span text:style-name="T9"><text:s text:c="13"/></text:span><text:span text:style-name="T15"><text:s/>5</text:span><text:span text:style-name="T17">.2 </text:span>На NAND <text:span text:style-name="T16">уже </text:span>установлен загрузчик <text:span text:style-name="T25">u-boot</text:span><text:span text:style-name="T27"> <text:s/>или </text:span><text:span text:style-name="T25">MLO</text:span><text:span text:style-name="T27">. </text:span><text:span text:style-name="T25">? <text:s text:c="2"/></text:span><text:span text:style-name="T27">или созданы разделы </text:span><text:span text:style-name="T25">mtd ?</text:span><text:span text:style-name="T16"> <text:s text:c="2"/></text:span><text:span text:style-name="T52">Все <text:tab/>переделал, в связи с новой разметкой ММС и появлением второй ветки сборки для обновлений.</text:span></text:p>
      <text:p text:style-name="P15"><text:tab/><text:span text:style-name="T9">1. <text:s/></text:span>Загружаем с mmc<text:span text:style-name="T9"> Linux.</text:span></text:p>
      <text:p text:style-name="P15"><text:span text:style-name="T9"><text:tab/>2. <text:s/></text:span><text:span text:style-name="T16">З</text:span>апускаем команду <text:span text:style-name="T2">restore_inst</text:span>.</text:p>
      <text:p text:style-name="P15"><text:tab/>Эта команда возьмет из раздела <text:span text:style-name="T2">C: FAT32 </text:span>initrd.bin <text:span text:style-name="T16">и</text:span> установит на nand.</text:p>
      <text:p text:style-name="P15"/>
      <text:p text:style-name="P16"><text:tab/><text:span text:style-name="T25">Ядро - команда</text:span><text:span text:style-name="T24"> </text:span><text:span text:style-name="T28">kernel_inst</text:span><text:span text:style-name="T24">. Эта команда возьмет из раздела </text:span><text:span text:style-name="T28">C: FAT32 </text:span><text:span text:style-name="T24">uImage и </text:span><text:span text:style-name="T27">у</text:span><text:span text:style-name="T24">становит на nand </text:span><text:span text:style-name="T25">???</text:span><text:span text:style-name="T24">. </text:span></text:p>
      <text:p text:style-name="P16"><text:span text:style-name="T24"><text:tab/></text:span><text:span text:style-name="T68">Все будет хорошо :)</text:span><text:span text:style-name="T48"> <text:s/></text:span><text:span text:style-name="T68">Эта команда называется теперь по другому. Лучше.</text:span></text:p>
      <text:p text:style-name="P15"/>
      <text:p text:style-name="P14"><text:span text:style-name="T9"><text:tab/>6</text:span>. Разработка и отладка программ. </text:p>
      <text:p text:style-name="P10"><text:tab/></text:p>
      <text:p text:style-name="P15"><text:span text:style-name="T9"><text:tab/></text:span><text:span text:style-name="T16">К</text:span>омпилируем и собираем - ti-sdk-am3517-evm-05.07.00.00</text:p>
      <text:p text:style-name="P14"><text:span text:style-name="T7"><text:tab/>Библиотеки - <text:s/>QT 4.8.6 <text:s/></text:span><text:span text:style-name="T29">только для разработки приложений для компьютера. </text:span><text:span text:style-name="T68">ok</text:span></text:p>
      <text:p text:style-name="P1"><text:span text:style-name="T42"><text:tab/>Копировать отлаживаемые программы <text:s/>на диск RAM и запускать — можно через </text:span><text:span text:style-name="T45">Ftp. <text:s/></text:span><text:span text:style-name="T43">Ч</text:span><text:span text:style-name="T42">ерез USB-терминал - <text:s/>нужно исследовать: <text:s/><text:tab/></text:span><text:a xlink:type="simple" xlink:href="http://www.devttys0.com/2011/05/serial-file-uploads-with-serio/"><text:span text:style-name="T42">http://www.devttys0.com/2011/05/serial-file-uploads-with-serio/</text:span></text:a><text:span text:style-name="T42"> </text:span><text:span text:style-name="T56">ok</text:span></text:p>
      <text:p text:style-name="P15"/>
      <text:p text:style-name="P14"><text:tab/><text:span text:style-name="T9">7</text:span>. Восстановление поврежденного образа в NAND с ММС пользователем.</text:p>
      <text:p text:style-name="P15"><text:tab/></text:p>
      <text:p text:style-name="P15"><text:span text:style-name="T9"><text:tab/></text:span>См. Пункт 7.2. А если поврежден <text:span text:style-name="T9">u-boot - </text:span><text:span text:style-name="T16">п. </text:span><text:span text:style-name="T9">7.1</text:span></text:p>
      <text:p text:style-name="P15"/>
      <text:p text:style-name="P14"><text:span text:style-name="T9"><text:tab/>8</text:span>. Установка обновлений пользователем - FTP сервер на М50.</text:p>
      <text:p text:style-name="P11"><text:tab/></text:p>
      <text:p text:style-name="P15"><text:span text:style-name="T9"><text:tab/></text:span>M50setup.exe - <text:s/>Win.<text:tab/>В процессе.</text:p>
      <text:p text:style-name="P15"><text:span text:style-name="T9"><text:tab/></text:span>M50setup.bin — Lin.<text:tab/>В процессе.</text:p>
      <text:p text:style-name="P15"/>
      <text:p text:style-name="P14"><text:span text:style-name="T9"><text:tab/>9</text:span>. Конфигурационные файлы.</text:p>
      <text:p text:style-name="P7"><text:tab/></text:p>
      <text:p text:style-name="P4"><text:span text:style-name="T9"><text:tab/></text:span><text:span text:style-name="T16">Рабочие </text:span>конфиги находятся <text:s/>в разделе <text:span text:style-name="T9">MMC</text:span> D:.</text:p>
      <text:p text:style-name="P4"><text:span text:style-name="T9"><text:tab/></text:span>Скрипт создания загрузочной mmc, положит на раздел D: FAT<text:span text:style-name="T9"> </text:span>конфиги по умолчанию.<text:span text:style-name="T9"> </text:span><text:span text:style-name="T16">Е</text:span>сли их нет должны быть автоматически созданы при старте системы из копий конфигов по умолчанию расположенных на <text:span text:style-name="T9">RAM </text:span><text:span text:style-name="T16">диске.</text:span> </text:p>
      <text:p text:style-name="P4"><text:tab/>Мы при загрузке те что были <text:s/>в рам конфиги удаляем и делаем ссылки на прежние места из mmc. И так каждый раз при загрузке, ведь в образе рам диска эти конфиги выживают все равно. </text:p>
      <text:p text:style-name="P4"><text:tab/><text:span text:style-name="T24"> А почему не сделать ссылки постоянно на ммс </text:span><text:span text:style-name="T25">?</text:span></text:p>
      <text:p text:style-name="P4"><text:span text:style-name="T25"><text:tab/></text:span><text:span text:style-name="T59">Не получилось, потому что ссылки нужно создавать раньше чем цели на которые они указывают, <text:tab/>они, эти цели, находяться на MMC, а рам диск сбориается в отрыве от наличия ММС в компе. и в <text:tab/>процессе сборки ошибки. </text:span><text:span text:style-name="T60">Очень не хочится привызывать борку рам диска к наличию mmc в <text:tab/>кардридере ноута, да к тому, же имена файлов устройств могут оказатсья разными, поэтому мы <text:tab/>эти ссылки создаем в процессе загрузки. Динамика лучше статики.</text:span></text:p>
      <text:p text:style-name="P4"/>
      <text:p text:style-name="P4"><text:span text:style-name="T15"><text:tab/></text:span><text:span text:style-name="T18">Восстановление конфигов по умолчанию выполняется из резервных копий на </text:span><text:span text:style-name="T10">RAM </text:span><text:span text:style-name="T18">диске.</text:span></text:p>
      <text:p text:style-name="P4"><text:span text:style-name="T18"><text:tab/>1. <text:s/>По нажатию кнопки <text:s/></text:span><text:span text:style-name="T15">default </text:span><text:span text:style-name="T60">на M50setup.exe ?</text:span></text:p>
      <text:p text:style-name="P4"><text:span text:style-name="T10"><text:tab/>2. <text:s/></text:span><text:span text:style-name="T18">Командой </text:span><text:span text:style-name="T10">(telnet) <text:s/></text:span><text:span text:style-name="T15">mconfig -default</text:span><text:span text:style-name="T17"> <text:s/></text:span><text:span text:style-name="T53">не знаю, не работал c mconfig.</text:span></text:p>
      <text:p text:style-name="P7"><text:soft-page-break/><text:span text:style-name="T2"><text:tab/></text:span><text:span text:style-name="T7">3. </text:span><text:span text:style-name="T2"><text:s/></text:span><text:span text:style-name="T18">Кнопкой </text:span><text:span text:style-name="T2">default</text:span><text:span text:style-name="T17"> <text:s text:c="2"/></text:span><text:span text:style-name="T7">WWW </text:span><text:span text:style-name="T18">интерфейса </text:span><text:span text:style-name="T53">пока нету.</text:span></text:p>
      <text:p text:style-name="P23"><text:span text:style-name="T15">c</text:span><text:span text:style-name="T2">fg_restore</text:span><text:span text:style-name="T15"> <text:s text:c="2"/></text:span>В результате на mmc D: FAT будут конфиги по умолчанию. <text:span text:style-name="T65">Ok</text:span></text:p>
      <text:p text:style-name="P23"/>
      <text:p text:style-name="P43"/>
      <text:p text:style-name="P43"/>
      <text:p text:style-name="P43"/>
      <text:p text:style-name="P23"/>
      <text:p text:style-name="P38"><text:span text:style-name="T73">П</text:span>ошаговое руководство сборки и установки ПО и обновлений, до вторника окончательное уже, изменить до вторника не успею если что.</text:p>
      <text:p text:style-name="P38"/>
      <text:p text:style-name="P38">1) Собрать buildroot.</text:p>
      <text:p text:style-name="P38"><text:tab/>Make xconfig</text:p>
      <text:p text:style-name="P38"><text:tab/>make</text:p>
      <text:p text:style-name="P38"/>
      <text:p text:style-name="P38">2) Ветка release (не обновляющееся ПО, раздел mmc C:)</text:p>
      <text:p text:style-name="P38">Собрать рам диск из ветки release</text:p>
      <text:p text:style-name="P38"><text:tab/>ramd_mk.sh</text:p>
      <text:p text:style-name="P38">Собрать ядро</text:p>
      <text:p text:style-name="P38"><text:tab/>uImage.sh</text:p>
      <text:p text:style-name="P38">Собрать u-boot-nand.img</text:p>
      <text:p text:style-name="P38"><text:tab/>uboot_nand.sh</text:p>
      <text:p text:style-name="P38">Собрать u-boot-mmc.img</text:p>
      <text:p text:style-name="P38"><text:tab/>uboot_mmc.sh<text:tab/></text:p>
      <text:p text:style-name="P38"/>
      <text:p text:style-name="P38">3) Вставить mmc ноут.</text:p>
      <text:p text:style-name="P38"><text:tab/>sd_mk4.sh</text:p>
      <text:p text:style-name="P38">Сделает 4 ре раздела на mmc, вычислит md5sum для заполненного раздела mmc C: и положит ее на mmc D:, еще туда положит конфиги (на D:)</text:p>
      <text:p text:style-name="P38">E: и F: оставит пустыми. Все разделы FAT. (что бы из u-boot можно было читать)</text:p>
      <text:p text:style-name="P38"/>
      <text:p text:style-name="P38">4) Вставляем карту в M50. Зажимаем кнопку, заходим в u-boot,</text:p>
      <text:p text:style-name="P38">там </text:p>
      <text:p text:style-name="P38"><text:tab/># nand scrub.chip</text:p>
      <text:p text:style-name="P38"><text:tab/># mmc rescan</text:p>
      <text:p text:style-name="P38"><text:tab/># fatload mmc 0 0x81000000 rdallinst.scr</text:p>
      <text:p text:style-name="P38"><text:tab/># source 0x81000000</text:p>
      <text:p text:style-name="P38"><text:tab/></text:p>
      <text:p text:style-name="P38">перезагружаемся и nand.</text:p>
      <text:p text:style-name="P38">Md5 сумм для nand (разелы u-boot, ядро, и ramdisk) нету, поэтому система загрузитсья в безопастном режиме, ничего не будет работать, просто ядро и консоль, что бы можно было посчитать суммы.</text:p>
      <text:p text:style-name="P38">Считаем </text:p>
      <text:p text:style-name="P38"><text:tab/>md5_nand_install <text:s text:c="2"/>- <text:s text:c="2"/>посчитает и положит суммы на mmc D:</text:p>
      <text:p text:style-name="P38"><text:tab/>md5_updates_install — посчитает и положит сумму mmc-e.hash</text:p>
      <text:p text:style-name="P38"><text:tab/>сумма mmc-c.hash уже посчитана на этапе создания mmc, и проверяется в фоне.</text:p>
      <text:p text:style-name="P38">Посчитали суммы. Перезагрузка. Все работает, сеть, антена, ftp, и т.д</text:p>
      <text:p text:style-name="P38">Суммы проверяются в фоне, если не совпадут, система останавливается.</text:p>
      <text:p text:style-name="P38"/>
      <text:p text:style-name="P38">Т.е имеем установленную базовую систему, <text:s/>и md5 суммы для всего nand и для раздела mmc С:</text:p>
      <text:p text:style-name="P38">Эти md5 суммы мы потом скачаем по ftp и отправим пользоателям. M50setup.exe вместе с файлами обновлений, скопирует и эти суммы на соответствующие разделы mmc.</text:p>
      <text:p text:style-name="P38"/>
      <text:p text:style-name="P38">Ветка обновленй.</text:p>
      <text:p text:style-name="P38"/>
      <text:p text:style-name="P37">Собрать почит все тоже сомое, но под другими именами и в других каталогах, что бы не путать, и не затереть эту базовую систему.</text:p>
      <text:p text:style-name="P37"/>
      <text:p text:style-name="P39">1) Собрать buildroot<text:span text:style-name="T74">U</text:span>.</text:p>
      <text:p text:style-name="P39"><text:tab/>Make xconfig</text:p>
      <text:p text:style-name="P39"><text:tab/>make</text:p>
      <text:p text:style-name="P39"/>
      <text:p text:style-name="P39">2) Ветка release (не обновляющееся ПО, раздел mmc C:)</text:p>
      <text:p text:style-name="P39">Собрать рам диск из ветки release</text:p>
      <text:p text:style-name="P39"><text:soft-page-break/><text:tab/>ramd_mk<text:span text:style-name="T74">U</text:span>.sh</text:p>
      <text:p text:style-name="P39">Собрать ядро</text:p>
      <text:p text:style-name="P39"><text:tab/>uImage<text:span text:style-name="T74">U</text:span>.sh</text:p>
      <text:p text:style-name="P39">Собрать u-boot-nand<text:span text:style-name="T74">U</text:span>.img</text:p>
      <text:p text:style-name="P39"><text:tab/>uboot_nand.sh</text:p>
      <text:p text:style-name="P39"/>
      <text:p text:style-name="P39"/>
      <text:p text:style-name="P39">3) <text:s/><text:span text:style-name="T74">Но карту мы уже не собираем, вметсо этого заливаем на ftp сервер обновления</text:span></text:p>
      <text:p text:style-name="P37"><text:s text:c="5"/>но пока у нас нету сумм !!!</text:p>
      <text:p text:style-name="P37"><text:tab/>Скрипт на ноуте</text:p>
      <text:p text:style-name="P37"><text:tab/>mmc_update.sh all<text:tab/>Скопирует все на mmc E: который вставлен в M50.</text:p>
      <text:p text:style-name="P39"/>
      <text:p text:style-name="P37">Установка</text:p>
      <text:p text:style-name="P37"><text:tab/>Можно сразу (не в u-boot), обновить ядро и ramdisk на нанд.</text:p>
      <text:p text:style-name="P37"><text:tab/>uImageU_inst <text:s text:c="4"/>- <text:s/>скопирует на nand ядро из mmc E: (только что загруженное)</text:p>
      <text:p text:style-name="P37"><text:tab/></text:p>
      <text:p text:style-name="P37"><text:tab/>Считаем суммы mmc E: и nand, и сохраняем на mmc.</text:p>
      <text:p text:style-name="P37"><text:tab/>Перезагрузка — все работает.</text:p>
      <text:p text:style-name="P37"/>
      <text:p text:style-name="P37"><text:tab/><text:span text:style-name="T75">Эти md5 суммы мы потом скачаем по ftp и отправим пользоателям. M50setup.exe вместе с <text:tab/>файлами обновлений, скопирует и эти суммы на соответствующие разделы mmc.</text:span></text:p>
      <text:p text:style-name="P37"/>
      <text:p text:style-name="P37">Теперь из u-boot. <text:span text:style-name="T71">Тут все сложнее, потому, как мы между скачиванием обновлений и их установкой происходит перезагрузка без пересчета сумм (у нас их пока нет, мы их не знаем).</text:span></text:p>
      <text:p text:style-name="P37"/>
      <text:p text:style-name="P37"><text:tab/><text:span text:style-name="T70">Что бы обновиться из u-boot сначала, нужно удалить старые файлы сумм (новые мы не знаем), <text:s/>потому, что после перезагрузки, если они останутся, то мы получим ошибку несоответствия сумм и система выключится.</text:span></text:p>
      <text:p text:style-name="P40">А если мы их удалим то попадем в безопастный режим. Ну и вычислим эти суммы, и потом поставим их пользователям, в месте с обновлениями, и у них уже все будет работать.</text:p>
      <text:p text:style-name="P40"/>
      <text:p text:style-name="P40">НО Если пользователь скачает обновления, НО НЕ УСТАНОВИТ ИХ И ПЕРЕЗАГРУЗИТЬСЯ, то поймает ошибку несоответсвтия сумм, и все, зывывать мастера.</text:p>
      <text:p text:style-name="P40"/>
      <text:p text:style-name="P40">Но мы будем использовать M50setup.exe, и такого не случится. Там все автоматически будет. </text:p>
      <text:p text:style-name="P40"/>
      <text:p text:style-name="P41">НО, но:</text:p>
      <text:p text:style-name="P41">Для пользователя все будет просто, потому, как мы эти суммы уже вычислим, и он будет использвать M50setup.exe</text:p>
      <text:p text:style-name="P40">Т.е пользователю мы предоставим M50setup.exe файлы обновлений и суммы, и M50setup.exe вск скопирует, обязательно установит и перезагрузит систему одной транзакцией.</text:p>
      <text:p text:style-name="P41">Даже, если будте переустановка из u-boot, то уже будут известны суммы, главное, что после скачивания обновленй, вседа должна пройти из установка, что бы суммы совпадали.</text:p>
      <text:p text:style-name="P37"><text:tab/></text:p>
      <text:p text:style-name="P37"/>
      <text:p text:style-name="P40">Это надо опытным путем отрабатывать, на разны<text:span text:style-name="T72">х</text:span> устройствах, при наличии готового M50setup.exe</text:p>
      <text:p text:style-name="P25"><text:tab/></text:p>
      <text:p text:style-name="P24"/>
      <text:p text:style-name="P24"/>
      <text:p text:style-name="P24"/>
      <text:p text:style-name="P24"/>
      <text:p text:style-name="P35"/>
      <text:p text:style-name="P3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00:32:46.763039272</meta:creation-date>
    <dc:date>2014-11-10T04:57:34.961264043</dc:date>
    <meta:editing-duration>PT8H10M1S</meta:editing-duration>
    <meta:editing-cycles>54</meta:editing-cycles>
    <meta:generator>LibreOffice/4.2.4.2$Linux_X86_64 LibreOffice_project/420m0$Build-2</meta:generator>
    <meta:document-statistic meta:table-count="0" meta:image-count="0" meta:object-count="0" meta:page-count="7" meta:paragraph-count="208" meta:word-count="2017" meta:character-count="14277" meta:non-whitespace-character-count="11937"/>
  </office:meta>
</office:document-meta>
</file>